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4pt" style:use-optimal-row-height="true"/>
    </style:style>
    <style:style style:name="ACOL-0" style:family="table-column">
      <style:table-column-properties style:column-width="52.800000000000004pt" style:use-optimal-column-width="true"/>
    </style:style>
    <style:style style:name="ACE-0" style:family="table-cell" style:data-style-name="General">
      <style:table-cell-properties fo:background-color="#ffff0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" style:family="table-cell" style:data-style-name="General">
      <style:table-cell-properties fo:background-color="#ffff0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" style:family="table-cell" style:data-style-name="General">
      <style:table-cell-properties fo:background-color="#ffff0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5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99ccff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" style:family="table-cell" style:data-style-name="General">
      <style:table-cell-properties fo:background-color="transparent" fo:border-top="0.071cm solid #000000" fo:border-bottom="0.000cm none #c7c7c7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0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11" style:family="table-cell" style:data-style-name="ND-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2" style:family="table-cell" style:data-style-name="ND-0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3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5" style:family="table-cell" style:data-style-name="General">
      <style:table-cell-properties fo:background-color="#ffff0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16" style:family="table-cell" style:data-style-name="ND-1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9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0" style:family="table-cell" style:data-style-name="General">
      <style:table-cell-properties fo:background-color="#99ccff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21" style:family="table-cell" style:data-style-name="ND-2">
      <style:table-cell-properties fo:background-color="transparent" fo:border-top="0.035cm solid #000000" fo:border-bottom="0.000cm none #c7c7c7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2" style:family="table-cell" style:data-style-name="ND-2">
      <style:table-cell-properties fo:background-color="transparent" fo:border-top="0.035cm solid #000000" fo:border-bottom="0.000cm none #c7c7c7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" style:family="table-cell" style:data-style-name="ND-2">
      <style:table-cell-properties fo:background-color="transparent" fo:border-top="0.035cm solid #000000" fo:border-bottom="0.000cm none #c7c7c7" fo:border-left="0.071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0pt" fo:color="#000000" fo:font-family="宋体"/>
    </style:style>
    <style:style style:name="ACE-26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0pt" fo:color="#000000" fo:font-family="宋体"/>
    </style:style>
    <style:style style:name="ACE-27" style:family="table-cell" style:data-style-name="General">
      <style:table-cell-properties fo:background-color="#99ccff" fo:border-top="0.035cm solid #000000" fo:border-bottom="0.035cm solid #000000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宋体"/>
    </style:style>
    <style:style style:name="ACE-28" style:family="table-cell" style:data-style-name="General">
      <style:table-cell-properties fo:background-color="#99ccff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" style:family="table-cell" style:data-style-name="General">
      <style:table-cell-properties fo:background-color="transparent" fo:border-top="0.071cm solid #000000" fo:border-bottom="0.000cm none #c7c7c7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30" style:family="table-cell" style:data-style-name="General">
      <style:table-cell-properties fo:background-color="transparent" fo:border-top="0.071cm solid #000000" fo:border-bottom="0.035cm solid #000000" fo:border-left="0.071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  <style:map style:apply-style-name="Gnumeric-1" style:condition="of:is-true-formula(NOT(ISERROR(SEARCH(&quot;不&quot;;[.N6]))))" style:base-cell-address="$'牌号'.$N$6"/>
    </style:style>
    <style:style style:name="ACOL-1" style:family="table-column">
      <style:table-column-properties style:column-width="51.98630136986302pt" style:use-optimal-column-width="false"/>
    </style:style>
    <style:style style:name="ACOL-2" style:family="table-column">
      <style:table-column-properties style:column-width="61.411643835616445pt" style:use-optimal-column-width="false"/>
    </style:style>
    <style:style style:name="ACOL-3" style:family="table-column">
      <style:table-column-properties style:column-width="51.98630136986302pt" style:use-optimal-column-width="true"/>
    </style:style>
    <style:style style:name="ACOL-4" style:family="table-column">
      <style:table-column-properties style:column-width="43.3068493150685pt" style:use-optimal-column-width="false"/>
    </style:style>
    <style:style style:name="ACOL-5" style:family="table-column">
      <style:table-column-properties style:column-width="36.81986301369863pt" style:use-optimal-column-width="false"/>
    </style:style>
    <style:style style:name="ACOL-6" style:family="table-column">
      <style:table-column-properties style:column-width="41.15958904109589pt" style:use-optimal-column-width="false"/>
    </style:style>
    <style:style style:name="ACOL-7" style:family="table-column">
      <style:table-column-properties style:column-width="177.13767123287673pt" style:use-optimal-column-width="false"/>
    </style:style>
    <style:style style:name="AROW-1" style:family="table-row">
      <style:table-row-properties style:row-height="52.5pt" style:use-optimal-row-height="false"/>
    </style:style>
    <style:style style:name="AROW-2" style:family="table-row">
      <style:table-row-properties style:row-height="16.5pt" style:use-optimal-row-height="false"/>
    </style:style>
    <style:style style:name="AROW-3" style:family="table-row">
      <style:table-row-properties style:row-height="20.25pt" style:use-optimal-row-height="false"/>
    </style:style>
    <style:style style:name="AROW-4" style:family="table-row">
      <style:table-row-properties style:row-height="27.75pt" style:use-optimal-row-height="false"/>
    </style:style>
    <style:style style:name="AROW-5" style:family="table-row">
      <style:table-row-properties style:row-height="58.35pt" style:use-optimal-row-height="true"/>
    </style:style>
    <style:style style:name="AROW-6" style:family="table-row">
      <style:table-row-properties style:row-height="13.5pt" style:use-optimal-row-height="false"/>
    </style:style>
    <style:style style:name="AROW-7" style:family="table-row">
      <style:table-row-properties style:row-height="14.25pt" style:use-optimal-row-height="false"/>
    </style:style>
    <style:style style:name="AROW-8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disable" table:steps="100"/>
      </table:calculation-settings>
      <table:content-validations>
        <table:content-validation table:name="VAL-0" table:allow-empty-cell="true" table:display-list="unsorted" table:base-cell-address="$'牌号'.I11" table:condition="of:cell-content-is-in-list([.$A$6:.$A$11])">
          <table:error-message table:display="true" table:message-type="stop"/>
        </table:content-validation>
        <table:content-validation table:name="VAL-1" table:allow-empty-cell="true" table:display-list="unsorted" table:base-cell-address="$'牌号'.I15" table:condition="of:cell-content-is-in-list([.$A$6:.$A$11])">
          <table:error-message table:display="true" table:message-type="stop"/>
        </table:content-validation>
        <table:content-validation table:name="VAL-2" table:allow-empty-cell="true" table:display-list="unsorted" table:base-cell-address="$'牌号'.I19" table:condition="of:cell-content-is-in-list([.$A$6:.$A$11])">
          <table:error-message table:display="true" table:message-type="stop"/>
        </table:content-validation>
        <table:content-validation table:name="VAL-3" table:allow-empty-cell="true" table:display-list="unsorted" table:base-cell-address="$'牌号'.AC11" table:condition="of:cell-content-is-in-list([.$B$6:.$B$11])">
          <table:error-message table:display="true" table:message-type="stop"/>
        </table:content-validation>
        <table:content-validation table:name="VAL-4" table:allow-empty-cell="true" table:display-list="unsorted" table:base-cell-address="$'牌号'.AC15" table:condition="of:cell-content-is-in-list([.$B$6:.$B$11])">
          <table:error-message table:display="true" table:message-type="stop"/>
        </table:content-validation>
        <table:content-validation table:name="VAL-5" table:allow-empty-cell="true" table:display-list="unsorted" table:base-cell-address="$'牌号'.AC19" table:condition="of:cell-content-is-in-list([.$B$6:.$B$11])">
          <table:error-message table:display="true" table:message-type="stop"/>
        </table:content-validation>
      </table:content-validations>
      <table:table table:name="牌号" table:style-name="ta-0" table:print="true">
        <office:forms form:automatic-focus="false" form:apply-design-mode="false">
          <form:form/>
        </office:forms>
        <table:table-column table:default-cell-style-name="ACE-2" table:style-name="ACOL-1" table:visibility="collapse"/>
        <table:table-column table:default-cell-style-name="ACE-2" table:style-name="ACOL-2" table:visibility="collapse"/>
        <table:table-column table:default-cell-style-name="ACE-2" table:style-name="ACOL-1" table:visibility="collapse"/>
        <table:table-column table:default-cell-style-name="ACE-2" table:style-name="ACOL-3" table:number-columns-repeated="2"/>
        <table:table-column table:default-cell-style-name="ACE-2" table:style-name="ACOL-4" table:number-columns-repeated="7"/>
        <table:table-column table:default-cell-style-name="ACE-2" table:style-name="ACOL-5"/>
        <table:table-column table:default-cell-style-name="ACE-2" table:style-name="ACOL-6"/>
        <table:table-column table:default-cell-style-name="ACE-2" table:style-name="ACOL-4"/>
        <table:table-column table:default-cell-style-name="ACE-2" table:style-name="ACOL-7"/>
        <table:table-column table:default-cell-style-name="ACE-2" table:style-name="ACOL-3" table:number-columns-repeated="240"/>
        <table:table-row table:style-name="AROW-1">
          <table:table-cell table:number-columns-spanned="3" table:style-name="ACE-0" office:value-type="string">
            <text:p>相关基础数据</text:p>
          </table:table-cell>
          <table:covered-table-cell table:number-columns-repeated="2"/>
          <table:table-cell table:number-columns-spanned="13" table:style-name="ACE-25" office:value-type="string">
            <text:p>机 器 切 头 过 程 质 量 检 验 考 核 及 记 录 表（machine-cutting process quality sampling evaluation record chart)</text:p>
          </table:table-cell>
          <table:covered-table-cell table:number-columns-repeated="12"/>
          <table:table-cell table:number-columns-repeated="240" table:style-name="ACE-2"/>
        </table:table-row>
        <table:table-row table:style-name="AROW-2">
          <table:table-cell table:number-columns-repeated="3" table:style-name="ACE-0"/>
          <table:table-cell table:number-columns-spanned="12" table:style-name="ACE-26"/>
          <table:covered-table-cell table:number-columns-repeated="11"/>
          <table:table-cell table:style-name="ACE-14" office:value-type="string">
            <text:p>JL/08.J.7006-03</text:p>
          </table:table-cell>
          <table:table-cell table:number-columns-repeated="240" table:style-name="ACE-2"/>
        </table:table-row>
        <table:table-row table:style-name="AROW-3">
          <table:table-cell table:number-columns-repeated="3" table:style-name="ACE-1"/>
          <table:table-cell table:number-columns-spanned="2" table:style-name="ACE-15" office:value-type="string">
            <text:p>机器切头过程(machine-cutting process)</text:p>
          </table:table-cell>
          <table:covered-table-cell/>
          <table:table-cell table:style-name="ACE-20" office:value-type="string">
            <text:p>产品质量情况（超标支数）product quality(nr out of specs)</text:p>
          </table:table-cell>
          <table:table-cell table:number-columns-repeated="6" table:style-name="ACE-27"/>
          <table:table-cell table:number-rows-spanned="3" table:style-name="ACE-8" office:value-type="string">
            <text:p>批次 得分(batch score)</text:p>
          </table:table-cell>
          <table:table-cell table:number-rows-spanned="3" table:style-name="ACE-8" office:value-type="string">
            <text:p>批次 <text:s text:c="3"/>质量 <text:s/>判定(quality determination of batch)</text:p>
          </table:table-cell>
          <table:table-cell table:number-rows-spanned="3" table:style-name="ACE-24" office:value-type="string">
            <text:p>检验员(inspector)</text:p>
          </table:table-cell>
          <table:table-cell table:number-rows-spanned="3" table:style-name="ACE-13" office:value-type="string">
            <text:p>备注(remarks)</text:p>
          </table:table-cell>
          <table:table-cell table:number-columns-repeated="240" table:style-name="ACE-1"/>
        </table:table-row>
        <table:table-row table:style-name="AROW-4">
          <table:table-cell table:number-columns-repeated="3" table:style-name="ACE-2"/>
          <table:table-cell table:number-rows-spanned="2" table:style-name="ACE-13" office:value-type="string">
            <text:p>检验日期(date)</text:p>
          </table:table-cell>
          <table:table-cell table:number-rows-spanned="2" table:style-name="ACE-13" office:value-type="string">
            <text:p>抽样点(Sampling point)</text:p>
          </table:table-cell>
          <table:table-cell table:number-columns-spanned="3" table:style-name="ACE-28" office:value-type="string">
            <text:p>烟支外观（支）(cigarette appearance)</text:p>
          </table:table-cell>
          <table:covered-table-cell table:number-columns-repeated="2"/>
          <table:table-cell table:number-columns-spanned="2" table:style-name="ACE-28" office:value-type="string">
            <text:p>茄衣光洁度（支）(degree of finish of wrapper)</text:p>
          </table:table-cell>
          <table:covered-table-cell/>
          <table:table-cell table:number-columns-spanned="2" table:style-name="ACE-28" office:value-type="string">
            <text:p>茄衣完整度（支）(integrity of wrapper)</text:p>
          </table:table-cell>
          <table:covered-table-cell table:number-columns-repeated="5"/>
          <table:table-cell table:number-columns-repeated="240" table:style-name="ACE-2"/>
        </table:table-row>
        <table:table-row table:style-name="AROW-5">
          <table:table-cell table:style-name="ACE-3" office:value-type="string">
            <text:p>抽样点</text:p>
          </table:table-cell>
          <table:table-cell table:style-name="ACE-3" office:value-type="string">
            <text:p>检验员</text:p>
          </table:table-cell>
          <table:table-cell table:style-name="ACE-2"/>
          <table:covered-table-cell table:number-columns-repeated="2"/>
          <table:table-cell table:style-name="ACE-8" office:value-type="string">
            <text:p>头尾(head and end)</text:p>
          </table:table-cell>
          <table:table-cell table:style-name="ACE-8" office:value-type="string">
            <text:p>切口(incision)</text:p>
          </table:table-cell>
          <table:table-cell table:style-name="ACE-8" office:value-type="string">
            <text:p>空头(empty head)</text:p>
          </table:table-cell>
          <table:table-cell table:style-name="ACE-8" office:value-type="string">
            <text:p>折痕(crease/folds)</text:p>
          </table:table-cell>
          <table:table-cell table:style-name="ACE-8" office:value-type="string">
            <text:p>污痕(blot)</text:p>
          </table:table-cell>
          <table:table-cell table:style-name="ACE-8" office:value-type="string">
            <text:p>缝口(seam)</text:p>
          </table:table-cell>
          <table:table-cell table:style-name="ACE-8" office:value-type="string">
            <text:p>破皮(breakage)</text:p>
          </table:table-cell>
          <table:covered-table-cell table:number-columns-repeated="4"/>
          <table:table-cell table:number-columns-repeated="240" table:style-name="ACE-2"/>
        </table:table-row>
        <table:table-row table:style-name="AROW-6">
          <table:table-cell table:style-name="ACE-4" office:value-type="string">
            <text:p>正式工</text:p>
          </table:table-cell>
          <table:table-cell table:style-name="ACE-10" office:value-type="string">
            <text:p>卿 萍</text:p>
          </table:table-cell>
          <table:table-cell table:style-name="ACE-6"/>
          <table:table-cell table:number-rows-spanned="2" table:style-name="ACE-16"/>
          <table:table-cell table:number-rows-spanned="2" table:style-name="ACE-17" table:content-validation-name="VAL-0"/>
          <table:table-cell table:number-rows-spanned="2" table:style-name="ACE-29" office:value-type="string">
            <text:p>/</text:p>
          </table:table-cell>
          <table:table-cell table:number-rows-spanned="2" table:style-name="ACE-29" office:value-type="string">
            <text:p>/</text:p>
          </table:table-cell>
          <table:table-cell table:number-rows-spanned="2" table:style-name="ACE-29" office:value-type="string">
            <text:p>/</text:p>
          </table:table-cell>
          <table:table-cell table:number-rows-spanned="2" table:style-name="ACE-29" office:value-type="string">
            <text:p>/</text:p>
          </table:table-cell>
          <table:table-cell table:number-rows-spanned="2" table:style-name="ACE-29" office:value-type="string">
            <text:p>/</text:p>
          </table:table-cell>
          <table:table-cell table:number-rows-spanned="2" table:style-name="ACE-29" office:value-type="string">
            <text:p>/</text:p>
          </table:table-cell>
          <table:table-cell table:number-rows-spanned="2" table:style-name="ACE-29" office:value-type="string">
            <text:p>/</text:p>
          </table:table-cell>
          <table:table-cell table:number-rows-spanned="2" table:style-name="ACE-9" table:formula="of:=100-[.F6]*0.5-[.G6]*0.5-[.H6]*1-[.I6]*0.20000000000000001-[.J6]*0.5-[.K6]*0.5-[.L6]*1" office:value-type="string" office:string-value="#VALUE!">
            <text:p>#VALUE!</text:p>
          </table:table-cell>
          <table:table-cell table:number-rows-spanned="2" table:style-name="ACE-30" table:formula="of:=IF(OR([.M6]&lt;90);&quot;不合格&quot;;&quot;合格&quot;)" office:value-type="string" office:string-value="#VALUE!">
            <text:p>#VALUE!</text:p>
          </table:table-cell>
          <table:table-cell table:number-rows-spanned="2" table:style-name="ACE-23" table:content-validation-name="VAL-3"/>
          <table:table-cell table:number-rows-spanned="2" table:style-name="ACE-12"/>
          <table:table-cell table:number-columns-repeated="240" table:style-name="ACE-6"/>
        </table:table-row>
        <table:table-row table:style-name="AROW-7">
          <table:table-cell table:style-name="ACE-5" office:value-type="string">
            <text:p>1 刘 浩</text:p>
          </table:table-cell>
          <table:table-cell table:style-name="ACE-10" office:value-type="string">
            <text:p>曾 燕</text:p>
          </table:table-cell>
          <table:table-cell table:style-name="ACE-6"/>
          <table:covered-table-cell table:number-columns-repeated="13"/>
          <table:table-cell table:number-columns-repeated="240" table:style-name="ACE-6"/>
        </table:table-row>
        <table:table-row table:style-name="AROW-6">
          <table:table-cell table:style-name="ACE-5" office:value-type="string">
            <text:p>2 刘长勇</text:p>
          </table:table-cell>
          <table:table-cell table:style-name="ACE-10" office:value-type="string">
            <text:p>李 静</text:p>
          </table:table-cell>
          <table:table-cell table:style-name="ACE-6"/>
          <table:table-cell table:number-rows-spanned="2" table:style-name="ACE-16"/>
          <table:table-cell table:number-rows-spanned="2" table:style-name="ACE-18" table:content-validation-name="VAL-1"/>
          <table:table-cell table:number-rows-spanned="2" table:style-name="ACE-29" office:value-type="string">
            <text:p>/</text:p>
          </table:table-cell>
          <table:table-cell table:number-rows-spanned="2" table:style-name="ACE-29" office:value-type="string">
            <text:p>/</text:p>
          </table:table-cell>
          <table:table-cell table:number-rows-spanned="2" table:style-name="ACE-29" office:value-type="string">
            <text:p>/</text:p>
          </table:table-cell>
          <table:table-cell table:number-rows-spanned="2" table:style-name="ACE-29" office:value-type="string">
            <text:p>/</text:p>
          </table:table-cell>
          <table:table-cell table:number-rows-spanned="2" table:style-name="ACE-29" office:value-type="string">
            <text:p>/</text:p>
          </table:table-cell>
          <table:table-cell table:number-rows-spanned="2" table:style-name="ACE-29" office:value-type="string">
            <text:p>/</text:p>
          </table:table-cell>
          <table:table-cell table:number-rows-spanned="2" table:style-name="ACE-29" office:value-type="string">
            <text:p>/</text:p>
          </table:table-cell>
          <table:table-cell table:number-rows-spanned="2" table:style-name="ACE-9" table:formula="of:=100-[.F8]*0.5-[.G8]*0.5-[.H8]*1-[.I8]*0.20000000000000001-[.J8]*0.5-[.K8]*0.5-[.L8]*1" office:value-type="string" office:string-value="#VALUE!">
            <text:p>#VALUE!</text:p>
          </table:table-cell>
          <table:table-cell table:number-rows-spanned="2" table:style-name="ACE-30" table:formula="of:=IF(OR([.M8]&lt;90);&quot;不合格&quot;;&quot;合格&quot;)" office:value-type="string" office:string-value="#VALUE!">
            <text:p>#VALUE!</text:p>
          </table:table-cell>
          <table:table-cell table:number-rows-spanned="2" table:style-name="ACE-22" table:content-validation-name="VAL-4"/>
          <table:table-cell table:number-rows-spanned="2" table:style-name="ACE-11"/>
          <table:table-cell table:number-columns-repeated="240" table:style-name="ACE-6"/>
        </table:table-row>
        <table:table-row table:style-name="AROW-7">
          <table:table-cell table:style-name="ACE-5" office:value-type="string">
            <text:p>3 李秋月</text:p>
          </table:table-cell>
          <table:table-cell table:style-name="ACE-10" office:value-type="string">
            <text:p>张 科</text:p>
          </table:table-cell>
          <table:table-cell table:style-name="ACE-6"/>
          <table:covered-table-cell table:number-columns-repeated="13"/>
          <table:table-cell table:number-columns-repeated="240" table:style-name="ACE-6"/>
        </table:table-row>
        <table:table-row table:style-name="AROW-6">
          <table:table-cell table:style-name="ACE-5" office:value-type="string">
            <text:p>4 陈寒竹</text:p>
          </table:table-cell>
          <table:table-cell table:style-name="ACE-10" office:value-type="string">
            <text:p>黄瑾萱</text:p>
          </table:table-cell>
          <table:table-cell table:style-name="ACE-6"/>
          <table:table-cell table:number-rows-spanned="2" table:style-name="ACE-16"/>
          <table:table-cell table:number-rows-spanned="2" table:style-name="ACE-19" table:content-validation-name="VAL-2"/>
          <table:table-cell table:number-rows-spanned="2" table:style-name="ACE-29" office:value-type="string">
            <text:p>/</text:p>
          </table:table-cell>
          <table:table-cell table:number-rows-spanned="2" table:style-name="ACE-29" office:value-type="string">
            <text:p>/</text:p>
          </table:table-cell>
          <table:table-cell table:number-rows-spanned="2" table:style-name="ACE-29" office:value-type="string">
            <text:p>/</text:p>
          </table:table-cell>
          <table:table-cell table:number-rows-spanned="2" table:style-name="ACE-29" office:value-type="string">
            <text:p>/</text:p>
          </table:table-cell>
          <table:table-cell table:number-rows-spanned="2" table:style-name="ACE-29" office:value-type="string">
            <text:p>/</text:p>
          </table:table-cell>
          <table:table-cell table:number-rows-spanned="2" table:style-name="ACE-29" office:value-type="string">
            <text:p>/</text:p>
          </table:table-cell>
          <table:table-cell table:number-rows-spanned="2" table:style-name="ACE-29" office:value-type="string">
            <text:p>/</text:p>
          </table:table-cell>
          <table:table-cell table:number-rows-spanned="2" table:style-name="ACE-9" table:formula="of:=100-[.F10]*0.5-[.G10]*0.5-[.H10]*1-[.I10]*0.20000000000000001-[.J10]*0.5-[.K10]*0.5-[.L10]*1" office:value-type="string" office:string-value="#VALUE!">
            <text:p>#VALUE!</text:p>
          </table:table-cell>
          <table:table-cell table:number-rows-spanned="2" table:style-name="ACE-30" table:formula="of:=IF(OR([.M10]&lt;90);&quot;不合格&quot;;&quot;合格&quot;)" office:value-type="string" office:string-value="#VALUE!">
            <text:p>#VALUE!</text:p>
          </table:table-cell>
          <table:table-cell table:number-rows-spanned="2" table:style-name="ACE-21" table:content-validation-name="VAL-5"/>
          <table:table-cell table:number-rows-spanned="2" table:style-name="ACE-11"/>
          <table:table-cell table:number-columns-repeated="240" table:style-name="ACE-6"/>
        </table:table-row>
        <table:table-row table:style-name="AROW-7">
          <table:table-cell table:style-name="ACE-5" office:value-type="string">
            <text:p>5 陈小霞</text:p>
          </table:table-cell>
          <table:table-cell table:style-name="ACE-10"/>
          <table:table-cell table:style-name="ACE-6"/>
          <table:covered-table-cell table:number-columns-repeated="13"/>
          <table:table-cell table:number-columns-repeated="240" table:style-name="ACE-6"/>
        </table:table-row>
        <table:table-row table:style-name="AROW-0">
          <table:table-cell table:number-columns-repeated="2" table:style-name="ACE-6"/>
          <table:table-cell table:number-columns-repeated="254" table:style-name="ACE-2"/>
        </table:table-row>
        <table:table-row table:style-name="AROW-0">
          <table:table-cell table:number-columns-repeated="2" table:style-name="ACE-6"/>
          <table:table-cell table:style-name="ACE-2"/>
          <table:table-cell table:style-name="ACE-2" office:value-type="string">
            <text:p>cutting table</text:p>
          </table:table-cell>
          <table:table-cell table:number-columns-repeated="252" table:style-name="ACE-2"/>
        </table:table-row>
        <table:table-row table:style-name="AROW-0">
          <table:table-cell table:number-columns-repeated="2" table:style-name="ACE-6"/>
          <table:table-cell table:number-columns-repeated="254" table:style-name="ACE-2"/>
        </table:table-row>
        <table:table-row table:style-name="AROW-0">
          <table:table-cell table:number-columns-repeated="2" table:style-name="ACE-6"/>
          <table:table-cell table:style-name="ACE-2"/>
          <table:table-cell table:style-name="ACE-2" office:value-type="string">
            <text:p>date</text:p>
          </table:table-cell>
          <table:table-cell table:style-name="ACE-2" office:value-type="string">
            <text:p>name</text:p>
          </table:table-cell>
          <table:table-cell table:style-name="ACE-2" office:value-type="string">
            <text:p>headend</text:p>
          </table:table-cell>
          <table:table-cell table:style-name="ACE-2"/>
          <table:table-cell table:style-name="ACE-2" office:value-type="string">
            <text:p>empty</text:p>
          </table:table-cell>
          <table:table-cell table:style-name="ACE-2"/>
          <table:table-cell table:style-name="ACE-2" office:value-type="string">
            <text:p>blot</text:p>
          </table:table-cell>
          <table:table-cell table:style-name="ACE-2"/>
          <table:table-cell table:style-name="ACE-2" office:value-type="string">
            <text:p>break</text:p>
          </table:table-cell>
          <table:table-cell table:style-name="ACE-2"/>
          <table:table-cell table:style-name="ACE-2" office:value-type="string">
            <text:p>quality</text:p>
          </table:table-cell>
          <table:table-cell table:style-name="ACE-2"/>
          <table:table-cell table:style-name="ACE-2" office:value-type="string">
            <text:p>remarks</text:p>
          </table:table-cell>
          <table:table-cell table:number-columns-repeated="240" table:style-name="ACE-2"/>
        </table:table-row>
        <table:table-row table:style-name="AROW-0">
          <table:table-cell table:number-columns-repeated="2" table:style-name="ACE-6"/>
          <table:table-cell table:number-columns-repeated="4" table:style-name="ACE-2"/>
          <table:table-cell table:style-name="ACE-2" office:value-type="string">
            <text:p>incision</text:p>
          </table:table-cell>
          <table:table-cell table:style-name="ACE-2"/>
          <table:table-cell table:style-name="ACE-2" office:value-type="string">
            <text:p>crease</text:p>
          </table:table-cell>
          <table:table-cell table:style-name="ACE-2"/>
          <table:table-cell table:style-name="ACE-2" office:value-type="string">
            <text:p>seam</text:p>
          </table:table-cell>
          <table:table-cell table:style-name="ACE-2"/>
          <table:table-cell table:style-name="ACE-2" office:value-type="string">
            <text:p>score</text:p>
          </table:table-cell>
          <table:table-cell table:style-name="ACE-2"/>
          <table:table-cell table:style-name="ACE-2" office:value-type="string">
            <text:p>inspector</text:p>
          </table:table-cell>
          <table:table-cell table:number-columns-repeated="241" table:style-name="ACE-2"/>
        </table:table-row>
        <table:table-row table:style-name="AROW-0" table:number-rows-repeated="25">
          <table:table-cell table:number-columns-repeated="2" table:style-name="ACE-6"/>
          <table:table-cell table:number-columns-repeated="254" table:style-name="ACE-2"/>
        </table:table-row>
        <table:table-row table:style-name="AROW-0" table:number-rows-repeated="65157">
          <table:table-cell table:number-columns-repeated="256"/>
        </table:table-row>
        <table:table-row table:style-name="AROW-0" table:number-rows-repeated="338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牌号'.$A$1"/>
          <table:named-expression table:name="Sheet_Title" table:expression="of:=&quot;牌号&quot;" table:base-cell-address="$'牌号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date-style style:name="ND-1-0" number:format-source="fixed">
      <number:month number:possessive-form="false" number:textual="false" number:style="short"/>
      <number:text>月</number:text>
      <number:day number:style="short"/>
      <number:text>日</number:text>
    </number:date-style>
    <number:text-style style:name="ND-1">
      <number:text-content/>
      <style:map style:condition="value()&gt;0" style:apply-style-name="ND-1-0"/>
    </number:text-style>
    <number:percentage-style style:name="ND-2">
      <number:number number:decimal-places="0" number:grouping="false" number:min-integer-digits="1"/>
      <number:text>%</number:text>
    </number:percentage-style>
    <style:style style:name="Gnumeric-1" style:family="table-cell">
      <style:table-cell-properties fo:background-color="#ff0000" style:print-content="true" style:decimal-places="13"/>
      <style:paragraph-properties/>
      <style:text-properties/>
    </style: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2.800000000000004pt" style:use-optimal-column-width="true"/>
    </style:default-style>
    <style:default-style style:family="table-row">
      <style:table-row-properties style:row-height="14.4pt" style:use-optimal-row-height="true"/>
    </style:default-style>
  </office:styles>
  <office:automatic-styles>
    <style:page-layout style:name="pl-0" style:page-usage="all">
      <style:page-layout-properties fo:margin-top="36pt" fo:margin-bottom="36pt" fo:margin-left="54pt" fo:margin-right="54pt" fo:page-width="611.9999826986959pt" fo:page-height="791.9999826986959pt" style:table-centering="none" style:print-page-order="ttb" style:writing-mode="lr-tb" style:print-orientation="portrait" style:print="charts drawings objects" style:scale-to="10000.00%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</office:automatic-styles>
  <office:master-styles>
    <style:master-page style:name="ta-mp-0" style:display-name="牌号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KSOProductBuildVer" meta:value-type="string">2052-10.1.0.5850</meta:user-defined>
    <dc:creator>高森</dc:creator>
    <dc:date>2016-10-25T07:37:15Z</dc:date>
    <dc:description/>
    <meta:user-defined meta:name="dc:publisher" meta:value-type="string">Microsoft</meta:user-defined>
    <dc:subject/>
    <dc:title/>
    <meta:user-defined meta:name="gsf:MM-clip-count" meta:value-type="float">0</meta:user-defined>
    <meta:user-defined meta:name="gsf:byte-count" meta:value-type="float">0</meta:user-defined>
    <meta:user-defined meta:name="gsf:category" meta:value-type="string"/>
    <meta:user-defined meta:name="gsf:character-count" meta:value-type="float">0</meta:user-defined>
    <meta:user-defined meta:name="gsf:default-locale" meta:value-type="float">2052</meta:user-defined>
    <meta:user-defined meta:name="gsf:hidden-slide-count" meta:value-type="float">0</meta:user-defined>
    <meta:print-date>2014-02-24T04:42:11Z</meta:print-date>
    <meta:user-defined meta:name="gsf:last-saved-by" meta:value-type="string">高森</meta:user-defined>
    <meta:user-defined meta:name="gsf:line-count" meta:value-type="float">0</meta:user-defined>
    <meta:user-defined meta:name="gsf:links-dirty" meta:value-type="boolean">false</meta:user-defined>
    <meta:user-defined meta:name="gsf:manager" meta:value-type="string"/>
    <meta:user-defined meta:name="gsf:note-count" meta:value-type="float">0</meta:user-defined>
    <meta:user-defined meta:name="gsf:page-count" meta:value-type="float">0</meta:user-defined>
    <meta:user-defined meta:name="gsf:paragraph-count" meta:value-type="float">0</meta:user-defined>
    <meta:user-defined meta:name="gsf:presentation-format" meta:value-type="string"/>
    <meta:user-defined meta:name="gsf:scale" meta:value-type="boolean">false</meta:user-defined>
    <meta:user-defined meta:name="gsf:security" meta:value-type="float">1</meta:user-defined>
    <meta:user-defined meta:name="gsf:slide-count" meta:value-type="float">0</meta:user-defined>
    <meta:user-defined meta:name="gsf:word-count" meta:value-type="float">0</meta:user-defined>
    <meta:creation-date>2013-12-02T08:38:45Z</meta:creation-date>
    <meta:editing-cycles>1</meta:editing-cycles>
    <meta:generator>gnumeric/1.12.23</meta:generator>
    <meta:user-defined meta:name="meta:template" meta:value-type="string"/>
    <meta:user-defined meta:name="msole:codepage" meta:value-type="float">1200</meta:user-defined>
    <meta:user-defined meta:name="msole:unknown-doc-17" meta:value-type="float">0</meta:user-defined>
  </office:meta>
</office:document-meta>
</file>